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8649c"/>
    </style:style>
    <style:style style:name="P2" style:family="paragraph" style:parent-style-name="Text_20_body">
      <style:text-properties officeooo:rsid="0038649c" officeooo:paragraph-rsid="003b5481"/>
    </style:style>
    <style:style style:name="P3" style:family="paragraph" style:parent-style-name="Text_20_body">
      <style:text-properties officeooo:rsid="003b5481" officeooo:paragraph-rsid="003b5481"/>
    </style:style>
    <style:style style:name="P4" style:family="paragraph" style:parent-style-name="Text_20_body" style:list-style-name="L1">
      <style:text-properties officeooo:rsid="003b5481" officeooo:paragraph-rsid="003b548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bbf79" style:font-style-asian="italic" style:font-style-complex="italic"/>
    </style:style>
    <style:style style:name="T3" style:family="text">
      <style:text-properties officeooo:rsid="003b5481"/>
    </style:style>
    <style:style style:name="T4" style:family="text">
      <style:text-properties officeooo:rsid="003bbf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3">7</text:span> : <text:span text:style-name="T3">Gabarit d’index</text:span></text:h>
      <text:p text:style-name="Standard"/>
      <text:p text:style-name="P2">Re<text:span text:style-name="T3">garder les index créés par la pipeline jboss. </text:span></text:p>
      <text:p text:style-name="P3">Sont-ils optimisés ?</text:p>
      <text:p text:style-name="P3">Les supprimer et faire en sorte que la pipeline jboss crée des index ayant les caractéristiques suivantes :</text:p>
      <text:list xml:id="list836467784" text:style-name="L1">
        <text:list-item>
          <text:p text:style-name="P4">Nombre de shards = 1</text:p>
        </text:list-item>
        <text:list-item>
          <text:p text:style-name="P4">Tous les champs string <text:span text:style-name="T4">sauf le champ </text:span><text:span text:style-name="T2">message</text:span><text:span text:style-name="T4"> </text:span>sont <text:span text:style-name="T4">exclusivement </text:span>de type <text:span text:style-name="T1">keyword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DejaVu Sans" svg:font-family="'DejaVu Sans'" style:font-family-generic="roman"/>
    <style:font-face style:name="FreeSans" svg:font-family="FreeSans" style:font-family-generic="roman"/>
    <style:font-face style:name="Lohit Hindi" svg:font-family="'Lohit Hindi'" style:font-family-generic="roman"/>
    <style:font-face style:name="Lucida Sans Unicode" svg:font-family="'Lucida Sans Unicode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bjet_20_avec_20_flèche" style:display-name="Objet avec flèch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avec_20_ombre" style:display-name="Objet avec ombr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" style:display-name="Objet sans remplissag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_20_sans_20_remplissage_20_et_20_sans_20_ligne" style:display-name="Objet sans remplissage et sans lig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Corps_20_de_20_texte_20_justifié" style:display-name="Corps de texte justifié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_20_principal1" style:display-name="Titre principal1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24pt" style:font-name-asian="DejaVu Sans1" style:font-family-asian="'DejaVu Sans'" style:font-family-generic-asian="system" style:font-pitch-asian="variable" style:font-size-asian="24pt" style:font-name-complex="Liberation Sans" style:font-family-complex="'Liberation Sans'" style:font-family-generic-complex="system" style:font-pitch-complex="variable" style:font-size-complex="12pt"/>
    </style:style>
    <style:style style:name="Titre_20_principal2" style:display-name="Titre principal2" style:family="paragraph" style:default-outline-level="">
      <style:paragraph-properties fo:margin-left="0cm" fo:margin-right="0.199cm" fo:margin-top="0.101cm" fo:margin-bottom="0.101cm" loext:contextual-spacing="false" fo:text-align="center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36pt" style:font-name-asian="DejaVu Sans1" style:font-family-asian="'DejaVu Sans'" style:font-family-generic-asian="system" style:font-pitch-asian="variable" style:font-size-asian="36pt" style:font-name-complex="Liberation Sans" style:font-family-complex="'Liberation Sans'" style:font-family-generic-complex="system" style:font-pitch-complex="variable" style:font-size-complex="12pt"/>
    </style:style>
    <style:style style:name="Titre1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Titre2" style:family="paragraph" style:default-outline-level="">
      <style:paragraph-properties fo:margin-top="0.42cm" fo:margin-bottom="0.21cm" loext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fo:font-style="italic" fo:font-weight="bold" style:font-name-asian="DejaVu Sans1" style:font-family-asian="'DejaVu Sans'" style:font-family-generic-asian="system" style:font-pitch-asian="variable" style:font-size-asian="14pt" style:font-style-asian="italic" style:font-weight-asian="bold" style:font-name-complex="Liberation Sans" style:font-family-complex="'Liberation Sans'" style:font-family-generic-complex="system" style:font-pitch-complex="variable" style:font-size-complex="12pt"/>
    </style:style>
    <style:style style:name="Ligne_20_de_20_cote" style:display-name="Ligne de co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7e_LT_7e_Gliederung_20_1" style:display-name="Standard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.953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2.064cm" fo:margin-right="0cm" fo:margin-top="0cm" fo:margin-bottom="0.4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3.175cm" fo:margin-right="0cm" fo:margin-top="0cm" fo:margin-bottom="0.3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4.445cm" fo:margin-right="0cm" fo:margin-top="0cm" fo:margin-bottom="0.203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5.715cm" fo:margin-right="0cm" fo:margin-top="0cm" fo:margin-bottom="0.101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Gliederung_20_1" style:display-name="Titre1~LT~Gliederung 1" style:family="paragraph" style:default-outline-level="">
      <style:paragraph-properties fo:margin-left="0.953cm" fo:margin-right="0cm" fo:margin-top="0.282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Gliederung_20_2" style:display-name="Titre1~LT~Gliederung 2" style:family="paragraph" style:parent-style-name="Titre1_7e_LT_7e_Gliederung_20_1" style:default-outline-level="">
      <style:paragraph-properties fo:margin-left="2.064cm" fo:margin-right="0cm" fo:margin-top="0.245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re1_7e_LT_7e_Gliederung_20_3" style:display-name="Titre1~LT~Gliederung 3" style:family="paragraph" style:parent-style-name="Titre1_7e_LT_7e_Gliederung_20_2" style:default-outline-level="">
      <style:paragraph-properties fo:margin-left="3.175cm" fo:margin-right="0cm" fo:margin-top="0.212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re1_7e_LT_7e_Gliederung_20_4" style:display-name="Titre1~LT~Gliederung 4" style:family="paragraph" style:parent-style-name="Titre1_7e_LT_7e_Gliederung_20_3" style:default-outline-level="">
      <style:paragraph-properties fo:margin-left="4.44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5" style:display-name="Titre1~LT~Gliederung 5" style:family="paragraph" style:parent-style-name="Titre1_7e_LT_7e_Gliederung_20_4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6" style:display-name="Titre1~LT~Gliederung 6" style:family="paragraph" style:parent-style-name="Titre1_7e_LT_7e_Gliederung_20_5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7" style:display-name="Titre1~LT~Gliederung 7" style:family="paragraph" style:parent-style-name="Titre1_7e_LT_7e_Gliederung_20_6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8" style:display-name="Titre1~LT~Gliederung 8" style:family="paragraph" style:parent-style-name="Titre1_7e_LT_7e_Gliederung_20_7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Gliederung_20_9" style:display-name="Titre1~LT~Gliederung 9" style:family="paragraph" style:parent-style-name="Titre1_7e_LT_7e_Gliederung_20_8" style:default-outline-level="">
      <style:paragraph-properties fo:margin-left="5.715cm" fo:margin-right="0cm" fo:margin-top="0.176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re1_7e_LT_7e_Titel" style:display-name="Titre1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Untertitel" style:display-name="Titre1~LT~Untertitel" style:family="paragraph" style:default-outline-level="">
      <style:paragraph-properties fo:margin-left="0.953cm" fo:margin-right="0cm" fo:margin-top="0.282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Notizen" style:display-name="Titre1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family-generic="roman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re1_7e_LT_7e_Hintergrundobjekte" style:display-name="Titr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re1_7e_LT_7e_Hintergrund" style:display-name="Titr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cm" fo:margin-right="0cm" fo:margin-top="0cm" fo:margin-bottom="0.54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cm" fo:margin-right="0cm" fo:margin-top="0cm" fo:margin-bottom="0.55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cm" fo:margin-right="0cm" fo:margin-top="0cm" fo:margin-bottom="0.43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cm" fo:margin-right="0cm" fo:margin-top="0cm" fo:margin-bottom="0.33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cm" fo:margin-right="0cm" fo:margin-top="0cm" fo:margin-bottom="0.22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cm" fo:margin-right="0cm" fo:margin-top="0cm" fo:margin-bottom="0.109cm" loext:contextual-spacing="false" fo:text-indent="0cm" style:auto-text-indent="false"/>
      <style:text-properties fo:color="#000000" style:text-outline="false" style:text-line-through-style="none" style:text-line-through-type="none" style:font-name="Lohit Hindi" fo:font-family="'Lohit Hindi'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44pt" fo:letter-spacing="normal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fo:font-size="29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9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18-11-15T12:15:55.795617501</dc:date>
    <meta:editing-duration>PT8H1M6S</meta:editing-duration>
    <meta:editing-cycles>44</meta:editing-cycles>
    <meta:generator>LibreOffice/6.0.6.2$Linux_X86_64 LibreOffice_project/00m0$Build-2</meta:generator>
    <meta:document-statistic meta:table-count="0" meta:image-count="0" meta:object-count="0" meta:page-count="1" meta:paragraph-count="6" meta:word-count="53" meta:character-count="297" meta:non-whitespace-character-count="251"/>
  </office:meta>
</office:document-meta>
</file>